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67cd3"/>
    </style:style>
    <style:style style:name="P2" style:family="paragraph" style:parent-style-name="Table_20_Contents">
      <style:paragraph-properties fo:text-align="center" style:justify-single-word="false"/>
      <style:text-properties officeooo:rsid="00067cd3" officeooo:paragraph-rsid="00067cd3"/>
    </style:style>
    <style:style style:name="P3" style:family="paragraph" style:parent-style-name="Table_20_Contents">
      <style:paragraph-properties fo:text-align="center" style:justify-single-word="false"/>
      <style:text-properties officeooo:rsid="00079eb6" officeooo:paragraph-rsid="00079eb6"/>
    </style:style>
    <style:style style:name="P4" style:family="paragraph" style:parent-style-name="Standard">
      <style:paragraph-properties fo:text-align="center" style:justify-single-word="false"/>
      <style:text-properties officeooo:rsid="00067cd3" officeooo:paragraph-rsid="00067cd3"/>
    </style:style>
    <style:style style:name="T1" style:family="text">
      <style:text-properties officeooo:rsid="00067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pdated Table for Module 1 Setup as of Dec. 15, 2016</text:p>
      <text:p text:style-name="P4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1"><text:span text:style-name="T1">PMT #</text:span></text:p>
          </table:table-cell>
          <table:table-cell table:style-name="Table1.A1" office:value-type="string">
            <text:p text:style-name="P2">POS. #</text:p>
          </table:table-cell>
          <table:table-cell table:style-name="Table1.A1" office:value-type="string">
            <text:p text:style-name="P2">Wire lab.</text:p>
            <text:p text:style-name="P2">CARD #</text:p>
          </table:table-cell>
          <table:table-cell table:style-name="Table1.A1" office:value-type="string">
            <text:p text:style-name="P2">Bar</text:p>
            <text:p text:style-name="P2">Label</text:p>
          </table:table-cell>
          <table:table-cell table:style-name="Table1.A1" office:value-type="string">
            <text:p text:style-name="P2">Bar</text:p>
            <text:p text:style-name="P2">Angles</text:p>
          </table:table-cell>
          <table:table-cell table:style-name="Table1.A1" office:value-type="string">
            <text:p text:style-name="P2">ADC</text:p>
            <text:p text:style-name="P2">Slot</text:p>
          </table:table-cell>
          <table:table-cell table:style-name="Table1.A1" office:value-type="string">
            <text:p text:style-name="P2">TDC</text:p>
            <text:p text:style-name="P2">Slot</text:p>
          </table:table-cell>
          <table:table-cell table:style-name="Table1.A1" office:value-type="string">
            <text:p text:style-name="P2">HV</text:p>
            <text:p text:style-name="P2">Chan.</text:p>
          </table:table-cell>
          <table:table-cell table:style-name="Table1.A1" office:value-type="string">
            <text:p text:style-name="P2">Pixels</text:p>
            <text:p text:style-name="P2">Dscnted</text:p>
          </table:table-cell>
          <table:table-cell table:style-name="Table1.J1" office:value-type="string">
            <text:p text:style-name="P2">NINO</text:p>
            <text:p text:style-name="P2">ID #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M1-7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4,5</text:p>
          </table:table-cell>
          <table:table-cell table:style-name="Table1.J2" office:value-type="string">
            <text:p text:style-name="P3">18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M1-6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,8</text:p>
          </table:table-cell>
          <table:table-cell table:style-name="Table1.J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M1-5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2,11</text:p>
          </table:table-cell>
          <table:table-cell table:style-name="Table1.J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M1-4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,13</text:p>
          </table:table-cell>
          <table:table-cell table:style-name="Table1.J2" office:value-type="string">
            <text:p text:style-name="P2">17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M1-3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,14</text:p>
          </table:table-cell>
          <table:table-cell table:style-name="Table1.J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M1-2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3,13</text:p>
          </table:table-cell>
          <table:table-cell table:style-name="Table1.J2" office:value-type="string">
            <text:p text:style-name="P2">19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M1-1D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4,16</text:p>
          </table:table-cell>
          <table:table-cell table:style-name="Table1.J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M1-1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13,16</text:p>
          </table:table-cell>
          <table:table-cell table:style-name="Table1.J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M1-2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4,16</text:p>
          </table:table-cell>
          <table:table-cell table:style-name="Table1.J2" office:value-type="string">
            <text:p text:style-name="P2">22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M1-3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13,16</text:p>
          </table:table-cell>
          <table:table-cell table:style-name="Table1.J2" office:value-type="string">
            <text:p text:style-name="P2">11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M1-4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3,16</text:p>
          </table:table-cell>
          <table:table-cell table:style-name="Table1.J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M1-5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13,16</text:p>
          </table:table-cell>
          <table:table-cell table:style-name="Table1.J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M1-6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5,16</text:p>
          </table:table-cell>
          <table:table-cell table:style-name="Table1.J2" office:value-type="string">
            <text:p text:style-name="P2">27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M1-7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3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13,16</text:p>
          </table:table-cell>
          <table:table-cell table:style-name="Table1.J2" office:value-type="string">
            <text:p text:style-name="P2">14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6-12-15T11:06:07.173847995</meta:creation-date>
    <dc:date>2016-12-15T11:34:09.414885309</dc:date>
    <dc:creator>adaq </dc:creator>
    <meta:editing-duration>PT12M12S</meta:editing-duration>
    <meta:editing-cycles>1</meta:editing-cycles>
    <meta:document-statistic meta:table-count="1" meta:image-count="0" meta:object-count="0" meta:page-count="1" meta:paragraph-count="145" meta:word-count="160" meta:character-count="433" meta:non-whitespace-character-count="418"/>
    <meta:generator>LibreOffice/4.3.7.2$Linux_x86 LibreOffice_project/430$Build-2</meta:generator>
  </office:meta>
</office:document-meta>
</file>